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start="Arrow" draw:marker-start-center="true" draw:marker-end="Arrow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" draw:marker-start-center="true" draw:marker-end="" draw:fill="none" draw:textarea-vertical-align="middle"/>
    </style:style>
    <style:style style:name="gr3" style:family="graphic" style:parent-style-name="standard">
      <style:graphic-properties draw:marker-start="" draw:marker-start-center="true" draw:marker-end="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marker-start="Arrow" draw:marker-start-width="0.3cm" draw:marker-start-center="true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marker-start="" draw:marker-start-center="true" draw:marker-end="" draw:fill="none" draw:fill-color="#ffffff" fo:min-height="0cm"/>
    </style:style>
    <style:style style:name="gr6" style:family="graphic" style:parent-style-name="standard">
      <style:graphic-properties draw:marker-start="Arrow" draw:marker-start-center="true" draw:marker-end="Arrow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9" style:family="graphic" style:parent-style-name="standard">
      <style:graphic-properties draw:stroke="none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color="#000000" draw:marker-start="Arrow" draw:marker-end="Arrow"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0.8cm" svg:height="0.8cm" svg:x="4.4cm" svg:y="1.1cm">
          <text:p text:style-name="P1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cm" svg:height="0.8cm" svg:x="7cm" svg:y="2.9cm">
          <text:p text:style-name="P1">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.2cm" svg:y1="2.9cm" svg:x2="4.517cm" svg:y2="1.783cm" draw:start-shape="id1" draw:start-glue-point="4" draw:end-shape="id2" draw:end-glue-point="7" svg:d="m2200 2900 2317-1117">
          <text:p/>
        </draw:connector>
        <draw:connector draw:style-name="gr2" draw:text-style-name="P1" draw:layer="layout" draw:type="line" svg:x1="5.083cm" svg:y1="1.783cm" svg:x2="7.117cm" svg:y2="3.017cm" draw:start-shape="id2" draw:start-glue-point="9" draw:end-shape="id3" draw:end-glue-point="5" svg:d="m5083 1783 2034 1234">
          <text:p/>
        </draw:connector>
        <draw:custom-shape draw:style-name="gr3" draw:text-style-name="P1" xml:id="id1" draw:id="id1" draw:layer="layout" svg:width="2.2cm" svg:height="2.7cm" svg:x="1.1cm" svg:y="2.9cm">
          <text:p text:style-name="P1">A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4.8cm" svg:y1="4.7cm" svg:x2="7.117cm" svg:y2="3.583cm" draw:start-shape="id4" draw:start-glue-point="4" svg:d="m4800 4700 2317-1117">
          <text:p/>
        </draw:connector>
        <draw:custom-shape draw:style-name="gr3" draw:text-style-name="P1" xml:id="id4" draw:id="id4" draw:layer="layout" svg:width="2.2cm" svg:height="2.7cm" svg:x="3.7cm" svg:y="4.7cm">
          <text:p text:style-name="P1">B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7.683cm" svg:y1="3.583cm" svg:x2="10cm" svg:y2="4.7cm" draw:start-shape="id3" draw:start-glue-point="9" draw:end-shape="id5" draw:end-glue-point="4" svg:d="m7683 3583 2317 1117">
          <text:p/>
        </draw:connector>
        <draw:custom-shape draw:style-name="gr3" draw:text-style-name="P1" xml:id="id5" draw:id="id5" draw:layer="layout" svg:width="2.2cm" svg:height="2.7cm" svg:x="8.9cm" svg:y="4.7cm">
          <text:p text:style-name="P1">C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3.5cm" svg:y1="3.1cm" svg:x2="3.5cm" svg:y2="5.6cm">
          <text:p/>
        </draw:line>
        <draw:line draw:style-name="gr4" draw:text-style-name="P1" draw:layer="layout" svg:x1="6.1cm" svg:y1="4.9cm" svg:x2="6.1cm" svg:y2="7.4cm">
          <text:p/>
        </draw:line>
        <draw:line draw:style-name="gr4" draw:text-style-name="P1" draw:layer="layout" svg:x1="11.3cm" svg:y1="4.9cm" svg:x2="11.3cm" svg:y2="7.4cm">
          <text:p/>
        </draw:line>
        <draw:frame draw:style-name="gr5" draw:layer="layout" svg:width="0.1cm" svg:height="0.963cm" svg:x="3.9cm" svg:y="3.6cm">
          <draw:text-box>
            <text:p>t</text:p>
          </draw:text-box>
        </draw:frame>
        <draw:frame draw:style-name="gr5" draw:layer="layout" svg:width="0.1cm" svg:height="0.963cm" svg:x="6.6cm" svg:y="5.537cm">
          <draw:text-box>
            <text:p>t</text:p>
          </draw:text-box>
        </draw:frame>
        <draw:frame draw:style-name="gr5" draw:layer="layout" svg:width="0.1cm" svg:height="0.963cm" svg:x="11.7cm" svg:y="5.637cm">
          <draw:text-box>
            <text:p>t</text:p>
          </draw:text-box>
        </draw:frame>
        <draw:custom-shape draw:style-name="gr1" draw:text-style-name="P1" xml:id="id7" draw:id="id7" draw:layer="layout" svg:width="0.664cm" svg:height="0.646cm" svg:x="4.039cm" svg:y="8.6cm">
          <text:p text:style-name="P1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664cm" svg:height="0.648cm" svg:x="6.198cm" svg:y="10.057cm">
          <text:p text:style-name="P1">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.213cm" svg:y1="10.057cm" svg:x2="4.136cm" svg:y2="9.152cm" draw:start-shape="id6" draw:start-glue-point="4" draw:end-shape="id7" draw:end-glue-point="7" svg:d="m2213 10057 1923-905">
          <text:p/>
        </draw:connector>
        <draw:connector draw:style-name="gr2" draw:text-style-name="P1" draw:layer="layout" draw:type="line" svg:x1="4.606cm" svg:y1="9.152cm" svg:x2="6.295cm" svg:y2="10.152cm" draw:start-shape="id7" draw:start-glue-point="9" draw:end-shape="id8" draw:end-glue-point="5" svg:d="m4606 9152 1689 1000">
          <text:p/>
        </draw:connector>
        <draw:custom-shape draw:style-name="gr3" draw:text-style-name="P1" xml:id="id6" draw:id="id6" draw:layer="layout" svg:width="1.826cm" svg:height="2.185cm" svg:x="1.3cm" svg:y="10.057cm">
          <text:p text:style-name="P1">A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4.371cm" svg:y1="11.514cm" svg:x2="6.295cm" svg:y2="10.609cm" draw:start-shape="id9" draw:start-glue-point="4" svg:d="m4371 11514 1924-905">
          <text:p/>
        </draw:connector>
        <draw:custom-shape draw:style-name="gr3" draw:text-style-name="P1" xml:id="id9" draw:id="id9" draw:layer="layout" svg:width="1.826cm" svg:height="2.186cm" svg:x="3.458cm" svg:y="11.514cm">
          <text:p text:style-name="P1">B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6.765cm" svg:y1="10.61cm" svg:x2="8.688cm" svg:y2="11.514cm" draw:start-shape="id8" draw:start-glue-point="9" draw:end-shape="id10" draw:end-glue-point="4" svg:d="m6765 10610 1923 904">
          <text:p/>
        </draw:connector>
        <draw:custom-shape draw:style-name="gr3" draw:text-style-name="P1" xml:id="id10" draw:id="id10" draw:layer="layout" svg:width="1.826cm" svg:height="2.186cm" svg:x="7.775cm" svg:y="11.514cm">
          <text:p text:style-name="P1">C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11" draw:id="id11" draw:layer="layout" svg:width="0.664cm" svg:height="0.646cm" svg:x="1.936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2.213cm" svg:y1="12.242cm" svg:x2="2.268cm" svg:y2="12.8cm" draw:start-shape="id6" draw:start-glue-point="7" draw:end-shape="id11" draw:end-glue-point="4" svg:d="m2213 12242 55 558">
          <text:p/>
        </draw:connector>
        <draw:custom-shape draw:style-name="gr1" draw:text-style-name="P1" xml:id="id13" draw:id="id13" draw:layer="layout" svg:width="0.544cm" svg:height="0.513cm" svg:x="2.6cm" svg:y="14.629cm">
          <text:p text:style-name="P1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544cm" svg:height="0.515cm" svg:x="4.368cm" svg:y="15.785cm">
          <text:p text:style-name="P1">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.848cm" svg:y1="15.756cm" svg:x2="2.679cm" svg:y2="15.067cm" draw:start-shape="id12" draw:start-glue-point="4" draw:end-shape="id13" draw:end-glue-point="7" svg:d="m1848 15756 831-689">
          <text:p/>
        </draw:connector>
        <draw:connector draw:style-name="gr2" draw:text-style-name="P1" draw:layer="layout" draw:type="line" svg:x1="3.065cm" svg:y1="15.067cm" svg:x2="4.447cm" svg:y2="15.86cm" draw:start-shape="id13" draw:start-glue-point="9" draw:end-shape="id14" draw:end-glue-point="5" svg:d="m3065 15067 1382 793">
          <text:p/>
        </draw:connector>
        <draw:custom-shape draw:style-name="gr3" draw:text-style-name="P1" xml:id="id12" draw:id="id12" draw:layer="layout" svg:width="1.496cm" svg:height="1.734cm" svg:x="1.1cm" svg:y="15.756cm">
          <text:p text:style-name="P1">A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3.616cm" svg:y1="16.913cm" svg:x2="4.447cm" svg:y2="16.225cm" draw:start-shape="id15" draw:start-glue-point="4" draw:end-shape="id14" draw:end-glue-point="7" svg:d="m3616 16913 831-688">
          <text:p/>
        </draw:connector>
        <draw:custom-shape draw:style-name="gr3" draw:text-style-name="P1" xml:id="id15" draw:id="id15" draw:layer="layout" svg:width="1.496cm" svg:height="1.735cm" svg:x="2.868cm" svg:y="16.913cm">
          <text:p text:style-name="P1">B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4.833cm" svg:y1="16.225cm" svg:x2="5.652cm" svg:y2="16.913cm" draw:start-shape="id14" draw:start-glue-point="9" draw:end-shape="id16" draw:end-glue-point="4" svg:d="m4833 16225 819 688">
          <text:p/>
        </draw:connector>
        <draw:custom-shape draw:style-name="gr3" draw:text-style-name="P1" xml:id="id16" draw:id="id16" draw:layer="layout" svg:width="1.496cm" svg:height="1.735cm" svg:x="4.904cm" svg:y="16.913cm">
          <text:p text:style-name="P1">C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17" draw:id="id17" draw:layer="layout" svg:width="0.544cm" svg:height="0.513cm" svg:x="5.416cm" svg:y="19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5.652cm" svg:y1="18.648cm" svg:x2="5.688cm" svg:y2="19.087cm" draw:start-shape="id16" draw:start-glue-point="7" draw:end-shape="id17" draw:end-glue-point="4" svg:d="m5652 18648 36 439">
          <text:p/>
        </draw:connector>
        <draw:custom-shape draw:style-name="gr1" draw:text-style-name="P1" xml:id="id19" draw:id="id19" draw:layer="layout" svg:width="0.544cm" svg:height="0.513cm" svg:x="10.456cm" svg:y="15.8cm">
          <text:p text:style-name="P1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0.544cm" svg:height="0.515cm" svg:x="12.056cm" svg:y="14.685cm">
          <text:p text:style-name="P1">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852cm" svg:y1="16.9cm" svg:x2="10.535cm" svg:y2="16.238cm" draw:start-shape="id18" draw:start-glue-point="4" draw:end-shape="id19" draw:end-glue-point="7" svg:d="m9852 16900 683-662">
          <text:p/>
        </draw:connector>
        <draw:connector draw:style-name="gr2" draw:text-style-name="P1" draw:layer="layout" draw:type="line" svg:x1="10.921cm" svg:y1="16.238cm" svg:x2="11.548cm" svg:y2="16.865cm" draw:start-shape="id19" draw:start-glue-point="9" draw:end-shape="id20" draw:end-glue-point="4" svg:d="m10921 16238 627 627">
          <text:p/>
        </draw:connector>
        <draw:custom-shape draw:style-name="gr3" draw:text-style-name="P1" xml:id="id18" draw:id="id18" draw:layer="layout" svg:width="1.496cm" svg:height="1.734cm" svg:x="9.104cm" svg:y="16.9cm">
          <text:p text:style-name="P1">A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0.921cm" svg:y1="15.875cm" svg:x2="12.135cm" svg:y2="15.125cm" draw:start-shape="id19" draw:start-glue-point="11" draw:end-shape="id21" draw:end-glue-point="7" svg:d="m10921 15875 1214-750">
          <text:p/>
        </draw:connector>
        <draw:custom-shape draw:style-name="gr3" draw:text-style-name="P1" xml:id="id20" draw:id="id20" draw:layer="layout" svg:width="1.496cm" svg:height="1.735cm" svg:x="10.8cm" svg:y="16.865cm">
          <text:p text:style-name="P1">B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2.521cm" svg:y1="15.125cm" svg:x2="13.648cm" svg:y2="15.9cm" draw:start-shape="id21" draw:start-glue-point="9" draw:end-shape="id22" draw:end-glue-point="4" svg:d="m12521 15125 1127 775">
          <text:p/>
        </draw:connector>
        <draw:custom-shape draw:style-name="gr3" draw:text-style-name="P1" xml:id="id22" draw:id="id22" draw:layer="layout" svg:width="1.496cm" svg:height="1.735cm" svg:x="12.9cm" svg:y="15.9cm">
          <text:p text:style-name="P1">C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23" draw:id="id23" draw:layer="layout" svg:width="0.544cm" svg:height="0.513cm" svg:x="13.412cm" svg:y="18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3.648cm" svg:y1="17.635cm" svg:x2="13.684cm" svg:y2="18.087cm" draw:start-shape="id22" draw:start-glue-point="7" draw:end-shape="id23" draw:end-glue-point="4" svg:d="m13648 17635 36 452">
          <text:p/>
        </draw:connector>
        <draw:line draw:style-name="gr8" draw:text-style-name="P1" draw:layer="layout" svg:x1="15cm" svg:y1="15.9cm" svg:x2="15cm" svg:y2="18.5cm">
          <text:p/>
        </draw:line>
        <draw:frame draw:style-name="gr9" draw:layer="layout" svg:width="1.404cm" svg:height="0.963cm" svg:x="15.4cm" svg:y="16.8cm">
          <draw:text-box>
            <text:p>t+1</text:p>
          </draw:text-box>
        </draw:frame>
        <draw:custom-shape draw:style-name="gr10" draw:text-style-name="P1" draw:layer="layout" svg:width="1.3cm" svg:height="0.6cm" svg:x="7.3cm" svg:y="16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1" draw:text-style-name="P1" xml:id="id24" draw:id="id24" draw:layer="layout" svg:width="0.2cm" svg:height="0.3cm" svg:x="3cm" svg:y="16.3cm">
          <text:p/>
        </draw:rect>
        <draw:connector draw:style-name="gr12" draw:text-style-name="P1" draw:layer="layout" draw:type="curve" draw:line-skew="0.006cm -0.299cm 0.126cm" svg:x1="3.2cm" svg:y1="16.45cm" svg:x2="3cm" svg:y2="16.45cm" draw:start-shape="id24" draw:start-glue-point="1" draw:end-shape="id24" draw:end-glue-point="3" svg:d="m3200 16450c759 0 506-949-34-949s-727 949-166 9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9T22:27:53.38</meta:creation-date>
    <dc:date>2012-11-29T22:59:44.73</dc:date>
    <meta:editing-duration>PT11M43S</meta:editing-duration>
    <meta:editing-cycles>2</meta:editing-cycles>
    <meta:generator>OpenOffice.org/3.4.1$Win32 OpenOffice.org_project/341m1$Build-9593</meta:generator>
    <meta:document-statistic meta:object-count="53"/>
  </office:meta>
</office:document-meta>
</file>